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591cm" svg:height="1.049cm" draw:transform="skewX (0.000698131700797689) rotate (-1.23377324823479) translate (3.27905186783581cm 2.2544773826236cm)" svg:viewBox="0 0 6592 1050" svg:d="M386 1050c239-7 1976-147 3094-184 1120-35 2687-72 3063-71 126 1 8-807-343-795-350 13-1973 96-2880 123-908 29-2925 109-3208 130-284 22 34 805 274 797z">
          <text:p/>
        </draw:path>
        <draw:path draw:style-name="gr1" draw:text-style-name="P1" draw:layer="layout" svg:width="6.852cm" svg:height="0.882cm" draw:transform="skewX (0.000174532925199409) rotate (-1.92701802712694) translate (7.7943225682901cm 2.3273670457736cm)" svg:viewBox="0 0 6853 883" svg:d="M182 855c445-74 2296-287 3064-293 768-5 2736 193 3374 321 126 13 370-601 134-647-757-144-2635-245-3472-235-837 9-2874 180-3240 191-119 5 41 663 140 663z">
          <text:p/>
        </draw:path>
        <draw:path draw:style-name="gr1" draw:text-style-name="P1" draw:layer="layout" svg:width="0.902cm" svg:height="0.661cm" draw:transform="skewX (0.001221730476396) rotate (-2.1556561591382) translate (3.2077906519277cm 2.496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6) rotate (-2.1556561591382) translate (7.753623985261cm 2.13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cm" draw:transform="skewX (0.00122173047639607) rotate (-2.15652882376419) translate (5.47387363820871cm 8.1891954926457cm)" svg:viewBox="0 0 904 661" svg:d="M527 644c137-64 329-219 367-367 35-139-27-185-184-243-156-57-351-32-459-3-277 72-309 187-173 369s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51:25.658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